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2"/>
    <style:style style:name="T1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Muss Kriterien:</text:span></text:p>
      <text:p text:style-name="Text_20_body"/>
      <text:list xml:id="list5245765437140901988" text:style-name="L3">
        <text:list-item>
          <text:p text:style-name="P3">Das Programm ermöglicht es Daten im Mitarbeiterbereich zu pflegen (Ändern, Hinzufügen).</text:p>
          <text:p text:style-name="P3">(20 Stunden)</text:p>
        </text:list-item>
        <text:list-item>
          <text:p text:style-name="P3">Das Programm ermöglicht es Kunden Beläge einer Rechnung hinzuzufügen. </text:p>
          <text:p text:style-name="P3">(10 Stunden)</text:p>
        </text:list-item>
        <text:list-item>
          <text:p text:style-name="P3">Das Programm ermöglicht es die Rechnung später auszudrucken </text:p>
          <text:p text:style-name="P3">(10 Stunden)</text:p>
        </text:list-item>
        <text:list-item>
          <text:p text:style-name="P3">Das Programm zeigt alle Beläge an.</text:p>
          <text:p text:style-name="P3">(10 Stunden)</text:p>
        </text:list-item>
      </text:list>
      <text:list xml:id="list2967131846362043132" text:style-name="L4">
        <text:list-item>
          <text:p text:style-name="P4">Das Programm ermöglicht es Beläge nach verschiedene Kategorien anzeigen zu lassen </text:p>
          <text:p text:style-name="P4">z. B. Preis, Marke, Belag Art. </text:p>
          <text:p text:style-name="P4">(20 Stunden)</text:p>
        </text:list-item>
        <text:list-item>
          <text:p text:style-name="P4">Das Programm ermöglicht es, das nur Mitarbeiter mit ihrem Passwort Zugang zum Mitarbeiterbereich haben.</text:p>
          <text:p text:style-name="P4">(10 Stunden)</text:p>
        </text:list-item>
        <text:list-item>
          <text:p text:style-name="P4">Das Programm ermöglicht es Mitarbeitern Beläge zu löschen.</text:p>
          <text:p text:style-name="P4">(10 Stunden)</text:p>
        </text:list-item>
      </text:list>
      <text:p text:style-name="P2">Kann Kriterien:</text:p>
      <text:p text:style-name="P2"/>
      <text:list xml:id="list1113872515831155492" text:style-name="L5">
        <text:list-item>
          <text:p text:style-name="P5">Das Programm ermöglicht es Auf der Rechnung noch Beläge zu löschen.</text:p>
          <text:p text:style-name="P5">(10 Stunden)</text:p>
        </text:list-item>
        <text:list-item>
          <text:p text:style-name="P5">Das Programm ermöglicht es Mengen Rabatte zu geben.</text:p>
          <text:p text:style-name="P5">(5 Stunden)</text:p>
        </text:list-item>
        <text:list-item>
          <text:p text:style-name="P5">Das Programm zeigt andere interessante Webseiten zum Thema Tischtennis an. </text:p>
          <text:p text:style-name="P5">(5 Stunden)</text:p>
        </text:list-item>
        <text:list-item>
          <text:p text:style-name="P5">Das Programm gibt einen Hinweis, wenn man Beläge neu Bestellen muss.</text:p>
          <text:p text:style-name="P5">(5 Stunden)</text:p>
        </text:list-item>
        <text:list-item>
          <text:p text:style-name="P5">Das Programm ermöglicht es das auf der Rechnung der End-Betrag steht</text:p>
          <text:p text:style-name="P5">(10 Stunden)</text:p>
        </text:list-item>
        <text:list-item>
          <text:p text:style-name="P5">Das Programm ermöglicht es, das auf der Bestellung die Lieferdaten des Kunden stehen (Name, Adresse) </text:p>
          <text:p text:style-name="P5">(5 Stunden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0-12-29T14:57:34.11</meta:creation-date>
    <dc:date>2021-01-24T10:35:21.84</dc:date>
    <dc:creator>Mühlbach Michael</dc:creator>
    <meta:editing-duration>PT1H28M6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1" meta:paragraph-count="29" meta:word-count="196" meta:character-count="1165"/>
  </office:meta>
</office:document-meta>
</file>